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size="24pt" style:font-size-asian="24pt" style:font-size-complex="24pt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Heading_20_2">
      <style:paragraph-properties fo:line-height="150%"/>
      <style:text-properties officeooo:paragraph-rsid="00041b7e"/>
    </style:style>
    <style:style style:name="P4" style:family="paragraph" style:parent-style-name="Standard">
      <style:paragraph-properties fo:line-height="150%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 style:list-style-name="L1">
      <style:paragraph-properties fo:margin-top="0cm" fo:margin-bottom="0cm" style:contextual-spacing="false" fo:line-height="150%"/>
    </style:style>
    <style:style style:name="P7" style:family="paragraph" style:parent-style-name="Text_20_body" style:list-style-name="L1">
      <style:paragraph-properties fo:line-height="150%"/>
    </style:style>
    <style:style style:name="P8" style:family="paragraph" style:parent-style-name="Text_20_body" style:list-style-name="L2">
      <style:paragraph-properties fo:margin-top="0cm" fo:margin-bottom="0cm" style:contextual-spacing="false" fo:line-height="150%"/>
    </style:style>
    <style:style style:name="P9" style:family="paragraph" style:parent-style-name="Text_20_body" style:list-style-name="L2">
      <style:paragraph-properties fo:line-height="150%"/>
    </style:style>
    <style:style style:name="P10" style:family="paragraph" style:parent-style-name="Text_20_body" style:list-style-name="L3">
      <style:paragraph-properties fo:margin-top="0cm" fo:margin-bottom="0cm" style:contextual-spacing="false" fo:line-height="150%"/>
    </style:style>
    <style:style style:name="P11" style:family="paragraph" style:parent-style-name="Text_20_body" style:list-style-name="L3">
      <style:paragraph-properties fo:line-height="150%"/>
    </style:style>
    <style:style style:name="P12" style:family="paragraph" style:parent-style-name="Text_20_body" style:list-style-name="L4">
      <style:paragraph-properties fo:margin-top="0cm" fo:margin-bottom="0cm" style:contextual-spacing="false" fo:line-height="150%"/>
    </style:style>
    <style:style style:name="P13" style:family="paragraph" style:parent-style-name="Text_20_body" style:list-style-name="L4">
      <style:paragraph-properties fo:margin-top="0cm" fo:margin-bottom="0cm" style:contextual-spacing="false" fo:line-height="150%"/>
      <style:text-properties officeooo:paragraph-rsid="0005937c"/>
    </style:style>
    <style:style style:name="P14" style:family="paragraph" style:parent-style-name="Text_20_body" style:list-style-name="L5">
      <style:paragraph-properties fo:margin-top="0cm" fo:margin-bottom="0cm" style:contextual-spacing="false" fo:line-height="150%"/>
    </style:style>
    <style:style style:name="P15" style:family="paragraph" style:parent-style-name="Text_20_body" style:list-style-name="L5">
      <style:paragraph-properties fo:line-height="150%"/>
    </style:style>
    <style:style style:name="P16" style:family="paragraph" style:parent-style-name="Text_20_body" style:list-style-name="L6">
      <style:paragraph-properties fo:margin-top="0cm" fo:margin-bottom="0cm" style:contextual-spacing="false" fo:line-height="150%"/>
    </style:style>
    <style:style style:name="P17" style:family="paragraph" style:parent-style-name="Text_20_body" style:list-style-name="L6">
      <style:paragraph-properties fo:line-height="150%"/>
    </style:style>
    <style:style style:name="P18" style:family="paragraph" style:parent-style-name="Text_20_body" style:list-style-name="L7">
      <style:paragraph-properties fo:margin-top="0cm" fo:margin-bottom="0cm" style:contextual-spacing="false" fo:line-height="150%"/>
    </style:style>
    <style:style style:name="P19" style:family="paragraph" style:parent-style-name="Text_20_body" style:list-style-name="L7">
      <style:paragraph-properties fo:line-height="150%"/>
    </style:style>
    <style:style style:name="P20" style:family="paragraph" style:parent-style-name="Text_20_body" style:list-style-name="L8">
      <style:paragraph-properties fo:line-height="150%"/>
    </style:style>
    <style:style style:name="P21" style:family="paragraph" style:parent-style-name="Text_20_body" style:list-style-name="L9">
      <style:paragraph-properties fo:margin-top="0cm" fo:margin-bottom="0cm" style:contextual-spacing="false" fo:line-height="150%"/>
    </style:style>
    <style:style style:name="P22" style:family="paragraph" style:parent-style-name="Text_20_body" style:list-style-name="L9">
      <style:paragraph-properties fo:line-height="150%"/>
    </style:style>
    <style:style style:name="P23" style:family="paragraph" style:parent-style-name="Text_20_body" style:list-style-name="L10">
      <style:paragraph-properties fo:margin-top="0cm" fo:margin-bottom="0cm" style:contextual-spacing="false" fo:line-height="150%"/>
    </style:style>
    <style:style style:name="P24" style:family="paragraph" style:parent-style-name="Text_20_body" style:list-style-name="L10">
      <style:paragraph-properties fo:line-height="150%"/>
    </style:style>
    <style:style style:name="P25" style:family="paragraph" style:parent-style-name="Text_20_body" style:list-style-name="L11">
      <style:paragraph-properties fo:margin-top="0cm" fo:margin-bottom="0cm" style:contextual-spacing="false" fo:line-height="150%"/>
    </style:style>
    <style:style style:name="P26" style:family="paragraph" style:parent-style-name="Text_20_body" style:list-style-name="L11">
      <style:paragraph-properties fo:line-height="150%"/>
    </style:style>
    <style:style style:name="P27" style:family="paragraph" style:parent-style-name="Text_20_body" style:list-style-name="L12">
      <style:paragraph-properties fo:margin-top="0cm" fo:margin-bottom="0cm" style:contextual-spacing="false" fo:line-height="150%"/>
    </style:style>
    <style:style style:name="P28" style:family="paragraph" style:parent-style-name="Text_20_body" style:list-style-name="L12">
      <style:paragraph-properties fo:line-height="150%"/>
    </style:style>
    <style:style style:name="P29" style:family="paragraph" style:parent-style-name="Text_20_body">
      <style:paragraph-properties fo:margin-top="0cm" fo:margin-bottom="0cm" style:contextual-spacing="false" fo:line-height="150%"/>
      <style:text-properties officeooo:paragraph-rsid="0005937c"/>
    </style:style>
    <style:style style:name="P30" style:family="paragraph" style:parent-style-name="Text_20_body">
      <style:paragraph-properties fo:line-height="150%"/>
      <style:text-properties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ras de Negócio do Sistema de Nota Fiscal</text:h>
      <text:p text:style-name="P30"/>
      <text:p text:style-name="P5">Este documento apresenta uma análise detalhada das regras de negócio identificadas no código analisado, organizadas por funcionalidade. As regras abrangem validações, manipulação de workflows, cálculos, auditorias e interações com o usuário.</text:p>
      <text:p text:style-name="P5"/>
      <text:h text:style-name="P2" text:outline-level="2">1 Inicialização e Configuração do Sistema</text:h>
      <text:p text:style-name="P5"/>
      <text:list text:style-name="L1">
        <text:list-item>
          <text:p text:style-name="P6">Durante o primeiro mês de transição, o sistema verifica a existência de uma tabela de workflow configurada com 4 ou 5 linhas. Caso contrário, inicializa automaticamente o workflow. </text:p>
        </text:list-item>
        <text:list-item>
          <text:p text:style-name="P7">O sistema cria workflows padrão com os passos "FIRST", "VALIDACAO", "APPROVE", e "APLAST", configurando aprovadores e etapas específicas. </text:p>
          <text:p text:style-name="P7"/>
        </text:list-item>
      </text:list>
      <text:h text:style-name="P2" text:outline-level="2">2 Validações de Campos Obrigatórios</text:h>
      <text:p text:style-name="P5"/>
      <text:list text:style-name="L2">
        <text:list-item>
          <text:p text:style-name="P8">Diversos campos são obrigatórios, como <text:span text:style-name="Source_20_Text">Data_Fatura__</text:span>, <text:span text:style-name="Source_20_Text">Valor_Total_Nota__</text:span>, <text:span text:style-name="Source_20_Text">Codigo_Contrato__</text:span>, e <text:span text:style-name="Source_20_Text">Pedido_de_Compras__</text:span>. Caso estejam ausentes, mensagens de erro são exibidas. </text:p>
        </text:list-item>
        <text:list-item>
          <text:p text:style-name="P8">Validações específicas incluem: </text:p>
          <text:list>
            <text:list-item>
              <text:p text:style-name="P8"><text:span text:style-name="Source_20_Text">Centro_Custo__</text:span> e <text:span text:style-name="Source_20_Text">Centro_Lucro__</text:span> são obrigatórios para determinadas combinações de valores no campo <text:span text:style-name="Source_20_Text">GSC__</text:span>. </text:p>
            </text:list-item>
            <text:list-item>
              <text:p text:style-name="P9">Campos relacionados a impostos, como <text:span text:style-name="Source_20_Text">Codigo_Servico__</text:span> e <text:span text:style-name="Source_20_Text">Aliquota__</text:span>, são obrigatórios quando a nota fiscal envolve serviços. </text:p>
              <text:p text:style-name="P9"/>
            </text:list-item>
          </text:list>
        </text:list-item>
      </text:list>
      <text:h text:style-name="P2" text:outline-level="2"><text:soft-page-break/>3 Validações Baseadas em Tipos de Documentos e Pagamentos</text:h>
      <text:p text:style-name="P5"/>
      <text:list text:style-name="L3">
        <text:list-item>
          <text:p text:style-name="P10">Para "Impostos sem código de barras", exibe campos relacionados a tributos e oculta informações de cobrança como <text:span text:style-name="Source_20_Text">Codigo_de_Barras__</text:span> e <text:span text:style-name="Source_20_Text">Juros_Multa__</text:span>. </text:p>
        </text:list-item>
        <text:list-item>
          <text:p text:style-name="P11">Para "Depósitos judiciais", oculta campos de impostos e exibe informações específicas sobre depósitos. </text:p>
          <text:p text:style-name="P11"/>
        </text:list-item>
      </text:list>
      <text:h text:style-name="P2" text:outline-level="2">4 Workflow e Aprovações</text:h>
      <text:p text:style-name="P5"/>
      <text:list text:style-name="L4">
        <text:list-item>
          <text:p text:style-name="P12">O sistema impede que o mesmo aprovador valide múltiplas etapas de um workflow. </text:p>
        </text:list-item>
        <text:list-item>
          <text:p text:style-name="P12">Em workflows com menos de 3 linhas, uma configuração inicial é realizada, criando etapas necessárias para aprovação. </text:p>
        </text:list-item>
        <text:list-item>
          <text:p text:style-name="P12">Para "alcada 5", etapas adicionais são configuradas automaticamente, incluindo validações para casos especiais e impostos. </text:p>
          <text:p text:style-name="P12"/>
        </text:list-item>
        <text:list-item>
          <text:p text:style-name="P12"><text:span text:style-name="Strong_20_Emphasis">Validação de Alçada por Valor e Tipo de Aprovador</text:span>: Para valores de notas fiscais, o sistema consulta a tabela <text:span text:style-name="Source_20_Text">ALCADAS__</text:span> para determinar o cargo mínimo exigido para aprovação: </text:p>
          <text:list>
            <text:list-item>
              <text:list>
                <text:list-item>
                  <text:p text:style-name="P13">Valores menores podem ser aprovados por coordenadores. </text:p>
                </text:list-item>
                <text:list-item>
                  <text:p text:style-name="P12">Valores intermediários requerem aprovação de gerentes ou diretores. </text:p>
                </text:list-item>
                <text:list-item>
                  <text:p text:style-name="P13">Valores elevados (ex.: acima de R$20.000) exigem aprovação de um CFO ou CEO. </text:p>
                </text:list-item>
              </text:list>
            </text:list-item>
          </text:list>
        </text:list-item>
      </text:list>
      <text:p text:style-name="P29">Se um aprovador selecionado não tiver o cargo compatível com o valor, o sistema exibe mensagens de erro como "Necessário Gerente para Aprovação" ou "Necessário CFO ou CEO para Aprovação". </text:p>
      <text:p text:style-name="P5">Casos especiais, como impostos ou valores acima de R$10.000, ativam fluxos de aprovação adicionais para garantir maior controle. </text:p>
      <text:p text:style-name="P5"/>
      <text:p text:style-name="P5"/>
      <text:h text:style-name="P3" text:outline-level="2"><text:soft-page-break/>5 Auditoria e Registro de Alterações</text:h>
      <text:p text:style-name="P5"/>
      <text:list text:style-name="L5">
        <text:list-item>
          <text:p text:style-name="P14">Alterações em campos como <text:span text:style-name="Source_20_Text">Data_Fatura__</text:span>, <text:span text:style-name="Source_20_Text">CNPJ_NF__</text:span>, <text:span text:style-name="Source_20_Text">NOME_NF__</text:span>, e <text:span text:style-name="Source_20_Text">CEP_NF__</text:span> são registradas com informações detalhadas, incluindo o valor inicial, final, e mensagens de aviso. </text:p>
        </text:list-item>
        <text:list-item>
          <text:p text:style-name="P15">Logs são gravados para rastrear alterações em dados críticos, como saldo de pedidos de compra e datas de faturamento. </text:p>
          <text:p text:style-name="P15"/>
        </text:list-item>
      </text:list>
      <text:h text:style-name="P2" text:outline-level="2">6 Regras de Validação de Saldo</text:h>
      <text:p text:style-name="P5"/>
      <text:list text:style-name="L6">
        <text:list-item>
          <text:p text:style-name="P16">Validações asseguram que o valor total da nota fiscal não exceda o saldo do pedido de compra (<text:span text:style-name="Source_20_Text">Saldo_PO__</text:span>), considerando uma tolerância de R$15. </text:p>
        </text:list-item>
        <text:list-item>
          <text:p text:style-name="P17">Quando o saldo é insuficiente, o sistema registra logs e exibe mensagens de erro. </text:p>
          <text:p text:style-name="P17"/>
        </text:list-item>
      </text:list>
      <text:h text:style-name="P2" text:outline-level="2">7 Regras de Cálculo Dinâmico</text:h>
      <text:p text:style-name="P5"/>
      <text:list text:style-name="L7">
        <text:list-item>
          <text:p text:style-name="P18">O total dos itens (<text:span text:style-name="Source_20_Text">Mont_em_moeda_doc__</text:span>) é calculado automaticamente e comparado ao valor total da nota (<text:span text:style-name="Source_20_Text">Valor_Total_Nota__</text:span>). Divergências geram mensagens de erro. </text:p>
        </text:list-item>
        <text:list-item>
          <text:p text:style-name="P19">Campos como <text:span text:style-name="Source_20_Text">Referencia__</text:span> são preenchidos automaticamente com base em combinações de outros campos, como <text:span text:style-name="Source_20_Text">IAno__</text:span>, <text:span text:style-name="Source_20_Text">IMes__</text:span>, e <text:span text:style-name="Source_20_Text">IDepartamento__</text:span>. </text:p>
          <text:p text:style-name="P19"/>
        </text:list-item>
      </text:list>
      <text:h text:style-name="P2" text:outline-level="2">8 Busca e Integração com Dados Externos</text:h>
      <text:p text:style-name="P5"/>
      <text:list text:style-name="L8">
        <text:list-item>
          <text:p text:style-name="P20">O sistema realiza consultas para buscar informações de fornecedores, contratos, impostos e contas contábeis, preenchendo automaticamente campos como <text:span text:style-name="Source_20_Text">CNPJ__</text:span>, <text:span text:style-name="Source_20_Text">Nome_Empresa__</text:span>, e <text:span text:style-name="Source_20_Text">ISS_Retido__</text:span>. </text:p>
        </text:list-item>
      </text:list>
      <text:h text:style-name="P2" text:outline-level="2"><text:soft-page-break/>9 Manipulação de Campos e Interações</text:h>
      <text:p text:style-name="P5"/>
      <text:list text:style-name="L9">
        <text:list-item>
          <text:p text:style-name="P21">Funções como <text:span text:style-name="Source_20_Text">OnChange</text:span> monitoram alterações em campos e atualizam valores relacionados. Por exemplo: </text:p>
          <text:list>
            <text:list-item>
              <text:p text:style-name="P21">Alterar <text:span text:style-name="Source_20_Text">Data_Fatura__</text:span> atualiza automaticamente a tabela de alterações e marca o campo como modificado. </text:p>
            </text:list-item>
            <text:list-item>
              <text:p text:style-name="P22">Alterar <text:span text:style-name="Source_20_Text">Tipo_Documento_NTFS__</text:span> ajusta o valor final de acordo com a tributação selecionada. </text:p>
              <text:p text:style-name="P22"/>
            </text:list-item>
          </text:list>
        </text:list-item>
      </text:list>
      <text:h text:style-name="P2" text:outline-level="2">10 Regras Específicas por Empresa</text:h>
      <text:p text:style-name="P5"/>
      <text:list text:style-name="L10">
        <text:list-item>
          <text:p text:style-name="P23">Para a empresa "5130", campos como <text:span text:style-name="Source_20_Text">Bus_pl__sec_cd__</text:span> são obrigatórios. </text:p>
        </text:list-item>
        <text:list-item>
          <text:p text:style-name="P24">Para "alcada 5", workflows adicionais são configurados automaticamente. </text:p>
          <text:p text:style-name="P24"/>
        </text:list-item>
      </text:list>
      <text:h text:style-name="P2" text:outline-level="2">11 Tratamento de Erros e Alertas ao Usuário</text:h>
      <text:p text:style-name="P5"/>
      <text:list text:style-name="L11">
        <text:list-item>
          <text:p text:style-name="P25">O sistema exibe mensagens de erro e alertas para inconsistências, como: </text:p>
          <text:list>
            <text:list-item>
              <text:p text:style-name="P25">Datas de fatura anteriores às datas de pedido. </text:p>
            </text:list-item>
            <text:list-item>
              <text:p text:style-name="P25">Razões sociais divergentes entre nota fiscal e pedido de compra. </text:p>
            </text:list-item>
            <text:list-item>
              <text:p text:style-name="P25">Campos obrigatórios ausentes. </text:p>
            </text:list-item>
          </text:list>
        </text:list-item>
        <text:list-item>
          <text:p text:style-name="P26">Mensagens personalizadas notificam usuários sobre ações corretivas necessárias. </text:p>
          <text:p text:style-name="P26"/>
        </text:list-item>
      </text:list>
      <text:h text:style-name="P2" text:outline-level="2">12 Outras Regras de Negócio</text:h>
      <text:list text:style-name="L12">
        <text:list-item>
          <text:p text:style-name="P27">Para notas fiscais duplicadas, o sistema realiza consultas para verificar referências já processadas e impede submissões repetidas. </text:p>
        </text:list-item>
        <text:list-item>
          <text:p text:style-name="P28">O sistema ajusta automaticamente valores como "ISS Retido pelo tomador" com base nas condições aplicáveis. </text:p>
        </text:list-item>
      </text:list>
      <text:h text:style-name="P2" text:outline-level="2"><text:soft-page-break/>Conclusão</text:h>
      <text:p text:style-name="P5"/>
      <text:p text:style-name="P5">Esta análise contempla todas as regras de negócio identificadas no código até o momento. As regras abordam aspectos como validações, workflows, cálculos, auditoria e interações com o usuário. Vale ressaltar que, à medida que novas regras forem encontradas ou ajustes forem feitos no código, este documento poderá ser atualizado para refletir essas modificaçõe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0:16:04.580388462</meta:creation-date>
    <meta:print-date>2025-01-02T00:17:16.365854503</meta:print-date>
    <meta:printed-by>Arquivos PDF</meta:printed-by>
    <dc:date>2025-01-02T04:41:20.195414685</dc:date>
    <meta:editing-duration>PT1H35M2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62" meta:word-count="755" meta:character-count="5119" meta:non-whitespace-character-count="4424"/>
  </office:meta>
</office:document-meta>
</file>